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solid" draw:fill-color="#bcaed5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solid" draw:fill-color="#bcaed5" draw:textarea-horizontal-align="justify" draw:textarea-vertical-align="middle" draw:auto-grow-height="false" fo:min-height="0.75cm" fo:min-width="1.5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otted" svg:stroke-width="0.08cm" svg:stroke-color="#000000" draw:marker-start-width="0.455cm" draw:marker-end-width="0.455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cm" svg:stroke-color="#21409a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none" fo:min-height="0.552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21409a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svg:stroke-width="0.05cm" svg:stroke-color="#21409a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0.853cm"/>
    </style:style>
    <style:style style:name="gr15" style:family="graphic" style:parent-style-name="standard">
      <style:graphic-properties draw:stroke="none" draw:fill="none" fo:min-height="1.291cm"/>
    </style:style>
    <style:style style:name="P1" style:family="paragraph">
      <loext:graphic-properties draw:fill="solid" draw:fill-color="#bcaed5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color="#21409a" fo:font-size="14pt" fo:background-color="#21409a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/>
      <style:text-properties fo:font-size="14pt" fo:font-style="normal" fo:font-weight="normal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21409a" fo:font-size="14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size="14pt" fo:font-style="normal" fo:font-weight="normal" style:font-size-asian="14pt" style:font-size-complex="14pt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super 58%" fo:font-size="14pt" fo:font-style="normal" fo:font-weight="normal" style:font-size-asian="14pt" style:font-size-complex="14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2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7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.99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1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97cm" svg:height="0.401cm" svg:x="2.3cm" svg:y="2.2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6.591cm" svg:height="0.402cm" svg:x="10.31cm" svg:y="20.9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" draw:text-style-name="P4" draw:layer="layout" svg:width="0.5cm" svg:height="0.5cm" svg:x="3.7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.8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cm" svg:y1="0cm" svg:x2="2cm" svg:y2="1cm">
          <text:p/>
        </draw:line>
        <draw:line draw:style-name="gr6" draw:text-style-name="P5" draw:layer="layout" svg:x1="4cm" svg:y1="0cm" svg:x2="4cm" svg:y2="1cm">
          <text:p/>
        </draw:line>
        <draw:line draw:style-name="gr6" draw:text-style-name="P5" draw:layer="layout" svg:x1="2cm" svg:y1="1.5cm" svg:x2="2cm" svg:y2="2cm">
          <text:p/>
        </draw:line>
        <draw:line draw:style-name="gr6" draw:text-style-name="P5" draw:layer="layout" svg:x1="4cm" svg:y1="1.5cm" svg:x2="4cm" svg:y2="2cm">
          <text:p/>
        </draw:line>
        <draw:frame draw:style-name="gr3" draw:text-style-name="P2" draw:layer="layout" svg:width="1.497cm" svg:height="0.401cm" svg:x="2.301cm" svg:y="2.2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" draw:text-style-name="P4" draw:layer="layout" svg:width="0.5cm" svg:height="0.5cm" svg:x="3.701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.001cm" svg:y1="1.5cm" svg:x2="2.001cm" svg:y2="2cm">
          <text:p/>
        </draw:line>
        <draw:line draw:style-name="gr6" draw:text-style-name="P5" draw:layer="layout" svg:x1="4.001cm" svg:y1="1.5cm" svg:x2="4.001cm" svg:y2="2cm">
          <text:p/>
        </draw:line>
        <draw:line draw:style-name="gr7" draw:text-style-name="P5" draw:layer="layout" svg:x1="2.4cm" svg:y1="1.3cm" svg:x2="3.8cm" svg:y2="1.3cm">
          <text:p/>
        </draw:line>
        <draw:custom-shape draw:style-name="gr4" draw:text-style-name="P4" draw:layer="layout" svg:width="0.5cm" svg:height="0.5cm" svg:x="7.7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5.8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cm" svg:y1="0cm" svg:x2="6cm" svg:y2="1cm">
          <text:p/>
        </draw:line>
        <draw:line draw:style-name="gr6" draw:text-style-name="P5" draw:layer="layout" svg:x1="4cm" svg:y1="0cm" svg:x2="8cm" svg:y2="1cm">
          <text:p/>
        </draw:line>
        <draw:line draw:style-name="gr6" draw:text-style-name="P5" draw:layer="layout" svg:x1="6cm" svg:y1="1.5cm" svg:x2="6cm" svg:y2="2cm">
          <text:p/>
        </draw:line>
        <draw:line draw:style-name="gr6" draw:text-style-name="P5" draw:layer="layout" svg:x1="8cm" svg:y1="1.5cm" svg:x2="8cm" svg:y2="2cm">
          <text:p/>
        </draw:line>
        <draw:custom-shape draw:style-name="gr4" draw:text-style-name="P4" draw:layer="layout" svg:width="0.5cm" svg:height="0.5cm" svg:x="7.701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5.801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001cm" svg:y1="1.5cm" svg:x2="6.001cm" svg:y2="2cm">
          <text:p/>
        </draw:line>
        <draw:line draw:style-name="gr6" draw:text-style-name="P5" draw:layer="layout" svg:x1="8.001cm" svg:y1="1.5cm" svg:x2="8.001cm" svg:y2="2cm">
          <text:p/>
        </draw:line>
        <draw:line draw:style-name="gr7" draw:text-style-name="P5" draw:layer="layout" svg:x1="6.4cm" svg:y1="1.3cm" svg:x2="7.8cm" svg:y2="1.3cm">
          <text:p/>
        </draw:line>
        <draw:line draw:style-name="gr7" draw:text-style-name="P5" draw:layer="layout" svg:x1="4.4cm" svg:y1="2.5cm" svg:x2="5.8cm" svg:y2="2.5cm">
          <text:p/>
        </draw:line>
        <draw:custom-shape draw:style-name="gr4" draw:text-style-name="P4" draw:layer="layout" svg:width="0.5cm" svg:height="0.5cm" svg:x="14.7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2.8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3cm" svg:y1="0cm" svg:x2="13cm" svg:y2="1cm">
          <text:p/>
        </draw:line>
        <draw:line draw:style-name="gr6" draw:text-style-name="P5" draw:layer="layout" svg:x1="15cm" svg:y1="0cm" svg:x2="15cm" svg:y2="1cm">
          <text:p/>
        </draw:line>
        <draw:line draw:style-name="gr6" draw:text-style-name="P5" draw:layer="layout" svg:x1="13cm" svg:y1="1.5cm" svg:x2="13cm" svg:y2="2cm">
          <text:p/>
        </draw:line>
        <draw:line draw:style-name="gr6" draw:text-style-name="P5" draw:layer="layout" svg:x1="15cm" svg:y1="1.5cm" svg:x2="15cm" svg:y2="2cm">
          <text:p/>
        </draw:line>
        <draw:custom-shape draw:style-name="gr4" draw:text-style-name="P4" draw:layer="layout" svg:width="0.5cm" svg:height="0.5cm" svg:x="14.701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2.801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3.001cm" svg:y1="1.5cm" svg:x2="13.001cm" svg:y2="2cm">
          <text:p/>
        </draw:line>
        <draw:line draw:style-name="gr6" draw:text-style-name="P5" draw:layer="layout" svg:x1="15.001cm" svg:y1="1.5cm" svg:x2="15.001cm" svg:y2="2cm">
          <text:p/>
        </draw:line>
        <draw:line draw:style-name="gr7" draw:text-style-name="P5" draw:layer="layout" svg:x1="13.4cm" svg:y1="1.3cm" svg:x2="14.8cm" svg:y2="1.3cm">
          <text:p/>
        </draw:line>
        <draw:frame draw:style-name="gr3" draw:text-style-name="P2" draw:layer="layout" svg:width="1.497cm" svg:height="0.401cm" svg:x="17.3cm" svg:y="2.2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4" draw:text-style-name="P4" draw:layer="layout" svg:width="0.5cm" svg:height="0.5cm" svg:x="18.7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6.8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3cm" svg:y1="0cm" svg:x2="17cm" svg:y2="1cm">
          <text:p/>
        </draw:line>
        <draw:line draw:style-name="gr6" draw:text-style-name="P5" draw:layer="layout" svg:x1="15cm" svg:y1="0cm" svg:x2="19cm" svg:y2="1cm">
          <text:p/>
        </draw:line>
        <draw:line draw:style-name="gr6" draw:text-style-name="P5" draw:layer="layout" svg:x1="17cm" svg:y1="1.5cm" svg:x2="17cm" svg:y2="2cm">
          <text:p/>
        </draw:line>
        <draw:line draw:style-name="gr6" draw:text-style-name="P5" draw:layer="layout" svg:x1="19cm" svg:y1="1.5cm" svg:x2="19cm" svg:y2="2cm">
          <text:p/>
        </draw:line>
        <draw:frame draw:style-name="gr3" draw:text-style-name="P2" draw:layer="layout" svg:width="1.497cm" svg:height="0.401cm" svg:x="13.3cm" svg:y="2.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4" draw:text-style-name="P4" draw:layer="layout" svg:width="0.5cm" svg:height="0.5cm" svg:x="18.701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6.801cm" svg:y="1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7.001cm" svg:y1="1.5cm" svg:x2="17.001cm" svg:y2="2cm">
          <text:p/>
        </draw:line>
        <draw:line draw:style-name="gr6" draw:text-style-name="P5" draw:layer="layout" svg:x1="19.001cm" svg:y1="1.5cm" svg:x2="19.001cm" svg:y2="2cm">
          <text:p/>
        </draw:line>
        <draw:line draw:style-name="gr7" draw:text-style-name="P5" draw:layer="layout" svg:x1="17.4cm" svg:y1="1.3cm" svg:x2="18.8cm" svg:y2="1.3cm">
          <text:p/>
        </draw:line>
        <draw:line draw:style-name="gr7" draw:text-style-name="P5" draw:layer="layout" svg:x1="15.4cm" svg:y1="2.5cm" svg:x2="16.8cm" svg:y2="2.5cm">
          <text:p/>
        </draw:line>
        <draw:line draw:style-name="gr8" draw:text-style-name="P5" draw:layer="layout" svg:x1="1.3cm" svg:y1="4cm" svg:x2="20cm" svg:y2="4cm">
          <text:p/>
        </draw:line>
        <draw:line draw:style-name="gr6" draw:text-style-name="P5" draw:layer="layout" svg:x1="2cm" svg:y1="3cm" svg:x2="2cm" svg:y2="5cm">
          <text:p/>
        </draw:line>
        <draw:line draw:style-name="gr6" draw:text-style-name="P5" draw:layer="layout" svg:x1="6cm" svg:y1="3cm" svg:x2="6cm" svg:y2="5cm">
          <text:p/>
        </draw:line>
        <draw:line draw:style-name="gr6" draw:text-style-name="P5" draw:layer="layout" svg:x1="13cm" svg:y1="3cm" svg:x2="13cm" svg:y2="5cm">
          <text:p/>
        </draw:line>
        <draw:line draw:style-name="gr6" draw:text-style-name="P5" draw:layer="layout" svg:x1="17cm" svg:y1="3cm" svg:x2="17cm" svg:y2="5cm">
          <text:p/>
        </draw:line>
        <draw:line draw:style-name="gr6" draw:text-style-name="P5" draw:layer="layout" svg:x1="4cm" svg:y1="3cm" svg:x2="14.9cm" svg:y2="5cm">
          <text:p/>
        </draw:line>
        <draw:line draw:style-name="gr6" draw:text-style-name="P5" draw:layer="layout" svg:x1="7.995cm" svg:y1="3.007cm" svg:x2="18.905cm" svg:y2="4.952cm">
          <text:p/>
        </draw:line>
        <draw:line draw:style-name="gr6" draw:text-style-name="P5" draw:layer="layout" svg:x1="19cm" svg:y1="3cm" svg:x2="8cm" svg:y2="5cm">
          <text:p/>
        </draw:line>
        <draw:line draw:style-name="gr6" draw:text-style-name="P5" draw:layer="layout" svg:x1="15cm" svg:y1="3cm" svg:x2="4cm" svg:y2="5cm">
          <text:p/>
        </draw:line>
        <draw:line draw:style-name="gr6" draw:text-style-name="P5" draw:layer="layout" svg:x1="2cm" svg:y1="6cm" svg:x2="2cm" svg:y2="6.7cm">
          <text:p/>
        </draw:line>
        <draw:line draw:style-name="gr6" draw:text-style-name="P5" draw:layer="layout" svg:x1="4cm" svg:y1="6cm" svg:x2="4cm" svg:y2="6.7cm">
          <text:p/>
        </draw:line>
        <draw:line draw:style-name="gr6" draw:text-style-name="P5" draw:layer="layout" svg:x1="6cm" svg:y1="6cm" svg:x2="6cm" svg:y2="6.7cm">
          <text:p/>
        </draw:line>
        <draw:line draw:style-name="gr6" draw:text-style-name="P5" draw:layer="layout" svg:x1="8cm" svg:y1="6cm" svg:x2="8cm" svg:y2="6.7cm">
          <text:p/>
        </draw:line>
        <draw:line draw:style-name="gr6" draw:text-style-name="P5" draw:layer="layout" svg:x1="13cm" svg:y1="6cm" svg:x2="13cm" svg:y2="6.7cm">
          <text:p/>
        </draw:line>
        <draw:line draw:style-name="gr6" draw:text-style-name="P5" draw:layer="layout" svg:x1="15cm" svg:y1="6cm" svg:x2="15cm" svg:y2="6.7cm">
          <text:p/>
        </draw:line>
        <draw:line draw:style-name="gr6" draw:text-style-name="P5" draw:layer="layout" svg:x1="17cm" svg:y1="6cm" svg:x2="17cm" svg:y2="6.7cm">
          <text:p/>
        </draw:line>
        <draw:line draw:style-name="gr6" draw:text-style-name="P5" draw:layer="layout" svg:x1="19cm" svg:y1="6cm" svg:x2="19cm" svg:y2="6.7cm">
          <text:p/>
        </draw:line>
        <draw:custom-shape draw:style-name="gr1" draw:text-style-name="P1" draw:layer="layout" svg:width="2cm" svg:height="1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97cm" svg:height="0.401cm" svg:x="2.299cm" svg:y="7.99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4" draw:text-style-name="P4" draw:layer="layout" svg:width="0.5cm" svg:height="0.5cm" svg:x="3.699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.799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.999cm" svg:y1="7.2cm" svg:x2="1.999cm" svg:y2="7.7cm">
          <text:p/>
        </draw:line>
        <draw:line draw:style-name="gr6" draw:text-style-name="P5" draw:layer="layout" svg:x1="3.999cm" svg:y1="7.2cm" svg:x2="3.999cm" svg:y2="7.7cm">
          <text:p/>
        </draw:line>
        <draw:custom-shape draw:style-name="gr4" draw:text-style-name="P4" draw:layer="layout" svg:width="0.5cm" svg:height="0.5cm" svg:x="3.7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.799cm" svg:y="12.4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cm" svg:y1="7.2cm" svg:x2="2cm" svg:y2="7.7cm">
          <text:p/>
        </draw:line>
        <draw:line draw:style-name="gr6" draw:text-style-name="P5" draw:layer="layout" svg:x1="4cm" svg:y1="7.2cm" svg:x2="4cm" svg:y2="7.7cm">
          <text:p/>
        </draw:line>
        <draw:line draw:style-name="gr7" draw:text-style-name="P5" draw:layer="layout" svg:x1="2.399cm" svg:y1="7cm" svg:x2="3.799cm" svg:y2="7cm">
          <text:p/>
        </draw:line>
        <draw:frame draw:style-name="gr3" draw:text-style-name="P2" draw:layer="layout" svg:width="1.497cm" svg:height="0.401cm" svg:x="6.299cm" svg:y="7.99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4" draw:text-style-name="P4" draw:layer="layout" svg:width="0.5cm" svg:height="0.5cm" svg:x="7.699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5.799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999cm" svg:y1="7.2cm" svg:x2="5.999cm" svg:y2="7.7cm">
          <text:p/>
        </draw:line>
        <draw:line draw:style-name="gr6" draw:text-style-name="P5" draw:layer="layout" svg:x1="7.999cm" svg:y1="7.2cm" svg:x2="7.999cm" svg:y2="7.7cm">
          <text:p/>
        </draw:line>
        <draw:custom-shape draw:style-name="gr4" draw:text-style-name="P4" draw:layer="layout" svg:width="0.5cm" svg:height="0.5cm" svg:x="7.7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5.8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cm" svg:y1="7.2cm" svg:x2="6cm" svg:y2="7.7cm">
          <text:p/>
        </draw:line>
        <draw:line draw:style-name="gr6" draw:text-style-name="P5" draw:layer="layout" svg:x1="8cm" svg:y1="7.2cm" svg:x2="8cm" svg:y2="7.7cm">
          <text:p/>
        </draw:line>
        <draw:line draw:style-name="gr7" draw:text-style-name="P5" draw:layer="layout" svg:x1="6.399cm" svg:y1="7cm" svg:x2="7.799cm" svg:y2="7cm">
          <text:p/>
        </draw:line>
        <draw:line draw:style-name="gr7" draw:text-style-name="P5" draw:layer="layout" svg:x1="4.4cm" svg:y1="11.3cm" svg:x2="5.8cm" svg:y2="11.3cm">
          <text:p/>
        </draw:line>
        <draw:frame draw:style-name="gr3" draw:text-style-name="P2" draw:layer="layout" svg:width="1.497cm" svg:height="0.401cm" svg:x="13.299cm" svg:y="7.99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4" draw:text-style-name="P4" draw:layer="layout" svg:width="0.5cm" svg:height="0.5cm" svg:x="14.699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2.799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2.999cm" svg:y1="7.2cm" svg:x2="12.999cm" svg:y2="7.7cm">
          <text:p/>
        </draw:line>
        <draw:line draw:style-name="gr6" draw:text-style-name="P5" draw:layer="layout" svg:x1="14.999cm" svg:y1="7.2cm" svg:x2="14.999cm" svg:y2="7.7cm">
          <text:p/>
        </draw:line>
        <draw:custom-shape draw:style-name="gr4" draw:text-style-name="P4" draw:layer="layout" svg:width="0.5cm" svg:height="0.5cm" svg:x="14.7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2.8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3cm" svg:y1="7.2cm" svg:x2="13cm" svg:y2="7.7cm">
          <text:p/>
        </draw:line>
        <draw:line draw:style-name="gr6" draw:text-style-name="P5" draw:layer="layout" svg:x1="15cm" svg:y1="7.2cm" svg:x2="15cm" svg:y2="7.7cm">
          <text:p/>
        </draw:line>
        <draw:line draw:style-name="gr7" draw:text-style-name="P5" draw:layer="layout" svg:x1="13.399cm" svg:y1="7cm" svg:x2="14.799cm" svg:y2="7cm">
          <text:p/>
        </draw:line>
        <draw:frame draw:style-name="gr3" draw:text-style-name="P2" draw:layer="layout" svg:width="1.497cm" svg:height="0.401cm" svg:x="17.299cm" svg:y="7.99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4" draw:text-style-name="P4" draw:layer="layout" svg:width="0.5cm" svg:height="0.5cm" svg:x="18.699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6.799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999cm" svg:y1="7.2cm" svg:x2="16.999cm" svg:y2="7.7cm">
          <text:p/>
        </draw:line>
        <draw:line draw:style-name="gr6" draw:text-style-name="P5" draw:layer="layout" svg:x1="18.999cm" svg:y1="7.2cm" svg:x2="18.999cm" svg:y2="7.7cm">
          <text:p/>
        </draw:line>
        <draw:custom-shape draw:style-name="gr4" draw:text-style-name="P4" draw:layer="layout" svg:width="0.5cm" svg:height="0.5cm" svg:x="18.7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6.8cm" svg:y="6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7cm" svg:y1="7.2cm" svg:x2="17cm" svg:y2="7.7cm">
          <text:p/>
        </draw:line>
        <draw:line draw:style-name="gr6" draw:text-style-name="P5" draw:layer="layout" svg:x1="19cm" svg:y1="7.2cm" svg:x2="19cm" svg:y2="7.7cm">
          <text:p/>
        </draw:line>
        <draw:line draw:style-name="gr7" draw:text-style-name="P5" draw:layer="layout" svg:x1="17.399cm" svg:y1="7cm" svg:x2="18.799cm" svg:y2="7cm">
          <text:p/>
        </draw:line>
        <draw:line draw:style-name="gr7" draw:text-style-name="P5" draw:layer="layout" svg:x1="15.399cm" svg:y1="8.2cm" svg:x2="16.799cm" svg:y2="8.2cm">
          <text:p/>
        </draw:line>
        <draw:line draw:style-name="gr6" draw:text-style-name="P5" draw:layer="layout" svg:x1="1.999cm" svg:y1="8.7cm" svg:x2="1.999cm" svg:y2="10.7cm">
          <text:p/>
        </draw:line>
        <draw:line draw:style-name="gr6" draw:text-style-name="P5" draw:layer="layout" svg:x1="5.999cm" svg:y1="8.7cm" svg:x2="5.999cm" svg:y2="10.7cm">
          <text:p/>
        </draw:line>
        <draw:line draw:style-name="gr6" draw:text-style-name="P5" draw:layer="layout" svg:x1="12.999cm" svg:y1="8.7cm" svg:x2="12.999cm" svg:y2="10.7cm">
          <text:p/>
        </draw:line>
        <draw:line draw:style-name="gr6" draw:text-style-name="P5" draw:layer="layout" svg:x1="16.999cm" svg:y1="8.7cm" svg:x2="16.999cm" svg:y2="10.7cm">
          <text:p/>
        </draw:line>
        <draw:line draw:style-name="gr6" draw:text-style-name="P5" draw:layer="layout" svg:x1="3.999cm" svg:y1="8.7cm" svg:x2="14.899cm" svg:y2="10.7cm">
          <text:p/>
        </draw:line>
        <draw:line draw:style-name="gr6" draw:text-style-name="P5" draw:layer="layout" svg:x1="7.994cm" svg:y1="8.707cm" svg:x2="18.904cm" svg:y2="10.652cm">
          <text:p/>
        </draw:line>
        <draw:line draw:style-name="gr6" draw:text-style-name="P5" draw:layer="layout" svg:x1="18.999cm" svg:y1="8.7cm" svg:x2="7.999cm" svg:y2="10.7cm">
          <text:p/>
        </draw:line>
        <draw:line draw:style-name="gr6" draw:text-style-name="P5" draw:layer="layout" svg:x1="14.999cm" svg:y1="8.7cm" svg:x2="3.999cm" svg:y2="10.7cm">
          <text:p/>
        </draw:line>
        <draw:line draw:style-name="gr6" draw:text-style-name="P5" draw:layer="layout" svg:x1="1.999cm" svg:y1="11.7cm" svg:x2="1.999cm" svg:y2="12.4cm">
          <text:p/>
        </draw:line>
        <draw:line draw:style-name="gr6" draw:text-style-name="P5" draw:layer="layout" svg:x1="3.999cm" svg:y1="11.7cm" svg:x2="3.999cm" svg:y2="12.4cm">
          <text:p/>
        </draw:line>
        <draw:line draw:style-name="gr6" draw:text-style-name="P5" draw:layer="layout" svg:x1="5.999cm" svg:y1="11.7cm" svg:x2="5.999cm" svg:y2="12.4cm">
          <text:p/>
        </draw:line>
        <draw:line draw:style-name="gr6" draw:text-style-name="P5" draw:layer="layout" svg:x1="7.999cm" svg:y1="11.7cm" svg:x2="7.999cm" svg:y2="12.4cm">
          <text:p/>
        </draw:line>
        <draw:line draw:style-name="gr6" draw:text-style-name="P5" draw:layer="layout" svg:x1="12.999cm" svg:y1="11.7cm" svg:x2="12.999cm" svg:y2="12.4cm">
          <text:p/>
        </draw:line>
        <draw:line draw:style-name="gr6" draw:text-style-name="P5" draw:layer="layout" svg:x1="14.999cm" svg:y1="11.7cm" svg:x2="14.999cm" svg:y2="12.4cm">
          <text:p/>
        </draw:line>
        <draw:line draw:style-name="gr6" draw:text-style-name="P5" draw:layer="layout" svg:x1="16.999cm" svg:y1="11.7cm" svg:x2="16.999cm" svg:y2="12.4cm">
          <text:p/>
        </draw:line>
        <draw:line draw:style-name="gr6" draw:text-style-name="P5" draw:layer="layout" svg:x1="18.999cm" svg:y1="11.7cm" svg:x2="18.999cm" svg:y2="12.4cm">
          <text:p/>
        </draw:line>
        <draw:custom-shape draw:style-name="gr4" draw:text-style-name="P4" draw:layer="layout" svg:width="0.5cm" svg:height="0.5cm" svg:x="3.799cm" svg:y="12.4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5.799cm" svg:y="12.4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.499cm" svg:y1="12.7cm" svg:x2="3.899cm" svg:y2="12.7cm">
          <text:p/>
        </draw:line>
        <draw:line draw:style-name="gr7" draw:text-style-name="P5" draw:layer="layout" svg:x1="9cm" svg:y1="2cm" svg:x2="12cm" svg:y2="2cm">
          <text:p/>
        </draw:line>
        <draw:line draw:style-name="gr7" draw:text-style-name="P5" draw:layer="layout" svg:x1="9cm" svg:y1="7cm" svg:x2="12cm" svg:y2="7cm">
          <text:p/>
        </draw:line>
        <draw:line draw:style-name="gr8" draw:text-style-name="P5" draw:layer="layout" svg:x1="1.3cm" svg:y1="9.7cm" svg:x2="20cm" svg:y2="9.7cm">
          <text:p/>
        </draw:line>
        <draw:frame draw:style-name="gr3" draw:text-style-name="P2" draw:layer="layout" svg:width="1.475cm" svg:height="0.406cm" svg:x="2.225cm" svg:y="2.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0.719cm" svg:height="0.375cm" svg:x="2.581cm" svg:y="0.6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0.719cm" svg:height="0.375cm" svg:x="13.6cm" svg:y="0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2" draw:layer="layout" svg:width="0.719cm" svg:height="0.375cm" svg:x="2.681cm" svg:y="12.12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" draw:text-style-name="P1" draw:layer="layout" svg:width="2cm" svg:height="1cm" svg:x="17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97cm" svg:height="0.401cm" svg:x="2.3cm" svg:y="10.99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2" draw:layer="layout" svg:width="1.497cm" svg:height="0.401cm" svg:x="17.4cm" svg:y="2.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1" draw:text-style-name="P1" draw:layer="layout" svg:width="2cm" svg:height="1cm" svg:x="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75cm" svg:height="0.406cm" svg:x="6.3cm" svg:y="2.29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1" draw:text-style-name="P1" draw:layer="layout" svg:width="2cm" svg:height="1cm" svg:x="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97cm" svg:height="0.401cm" svg:x="2.3cm" svg:y="5.29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1" draw:text-style-name="P1" draw:layer="layout" svg:width="2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97cm" svg:height="0.401cm" svg:x="6.303cm" svg:y="5.2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" draw:text-style-name="P1" draw:layer="layout" svg:width="2cm" svg:height="1cm" svg:x="1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97cm" svg:height="0.401cm" svg:x="13.303cm" svg:y="5.29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" draw:text-style-name="P1" draw:layer="layout" svg:width="2cm" svg:height="1cm" svg:x="1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97cm" svg:height="0.401cm" svg:x="17.303cm" svg:y="5.29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" draw:text-style-name="P1" draw:layer="layout" svg:width="2cm" svg:height="1cm" svg:x="6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97cm" svg:height="0.401cm" svg:x="6.303cm" svg:y="10.9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" draw:text-style-name="P1" draw:layer="layout" svg:width="2cm" svg:height="1cm" svg:x="13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97cm" svg:height="0.401cm" svg:x="13.303cm" svg:y="10.9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" draw:text-style-name="P1" draw:layer="layout" svg:width="2cm" svg:height="1cm" svg:x="17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97cm" svg:height="0.401cm" svg:x="17.303cm" svg:y="10.99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4" draw:text-style-name="P4" draw:layer="layout" svg:width="0.5cm" svg:height="0.5cm" svg:x="7.7cm" svg:y="12.4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2.8cm" svg:y="12.4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4.7cm" svg:y="12.4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6.8cm" svg:y="12.4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8.7cm" svg:y="12.4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cm" svg:y1="12.9cm" svg:x2="2cm" svg:y2="13.6cm">
          <text:p/>
        </draw:line>
        <draw:line draw:style-name="gr6" draw:text-style-name="P5" draw:layer="layout" svg:x1="4cm" svg:y1="12.9cm" svg:x2="4cm" svg:y2="13.6cm">
          <text:p/>
        </draw:line>
        <draw:line draw:style-name="gr6" draw:text-style-name="P5" draw:layer="layout" svg:x1="6cm" svg:y1="12.9cm" svg:x2="6cm" svg:y2="13.6cm">
          <text:p/>
        </draw:line>
        <draw:line draw:style-name="gr6" draw:text-style-name="P5" draw:layer="layout" svg:x1="8cm" svg:y1="12.9cm" svg:x2="8cm" svg:y2="13.6cm">
          <text:p/>
        </draw:line>
        <draw:line draw:style-name="gr6" draw:text-style-name="P5" draw:layer="layout" svg:x1="13cm" svg:y1="12.9cm" svg:x2="13cm" svg:y2="13.6cm">
          <text:p/>
        </draw:line>
        <draw:line draw:style-name="gr6" draw:text-style-name="P5" draw:layer="layout" svg:x1="15cm" svg:y1="12.9cm" svg:x2="15cm" svg:y2="13.6cm">
          <text:p/>
        </draw:line>
        <draw:line draw:style-name="gr6" draw:text-style-name="P5" draw:layer="layout" svg:x1="17cm" svg:y1="12.9cm" svg:x2="17cm" svg:y2="13.6cm">
          <text:p/>
        </draw:line>
        <draw:line draw:style-name="gr6" draw:text-style-name="P5" draw:layer="layout" svg:x1="19cm" svg:y1="12.9cm" svg:x2="19cm" svg:y2="13.6cm">
          <text:p/>
        </draw:line>
        <draw:line draw:style-name="gr7" draw:text-style-name="P5" draw:layer="layout" svg:x1="9cm" svg:y1="11.9cm" svg:x2="12cm" svg:y2="11.9cm">
          <text:p/>
        </draw:line>
        <draw:line draw:style-name="gr7" draw:text-style-name="P5" draw:layer="layout" svg:x1="4.3cm" svg:y1="8.2cm" svg:x2="5.7cm" svg:y2="8.2cm">
          <text:p/>
        </draw:line>
        <draw:line draw:style-name="gr7" draw:text-style-name="P5" draw:layer="layout" svg:x1="15.3cm" svg:y1="11.3cm" svg:x2="16.7cm" svg:y2="11.3cm">
          <text:p/>
        </draw:line>
        <draw:frame draw:style-name="gr3" draw:text-style-name="P2" draw:layer="layout" svg:width="0.387cm" svg:height="0.344cm" svg:x="4.713cm" svg:y="11.65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1.256cm" svg:height="0.375cm" svg:x="9.644cm" svg:y="12.12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9" draw:text-style-name="P6" draw:layer="layout" svg:width="2.441cm" svg:height="0.806cm" svg:x="18.259cm" svg:y="3.3cm">
          <draw:text-box>
            <text:p><text:span text:style-name="T2">Sync 1</text:span></text:p>
          </draw:text-box>
        </draw:frame>
        <draw:frame draw:style-name="gr9" draw:text-style-name="P6" draw:layer="layout" svg:width="2.441cm" svg:height="0.806cm" svg:x="18.2cm" svg:y="9cm">
          <draw:text-box>
            <text:p><text:span text:style-name="T2">Sync 2</text:span></text:p>
          </draw:text-box>
        </draw:frame>
      </draw:page>
      <draw:page draw:name="page2" draw:style-name="dp1" draw:master-page-name="Default">
        <draw:custom-shape draw:style-name="gr4" draw:text-style-name="P4" xml:id="id2" draw:id="id2" draw:layer="layout" svg:width="0.5cm" svg:height="0.5cm" svg:x="2.7cm" svg:y="3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0.5cm" svg:height="0.5cm" svg:x="4.7cm" svg:y="3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0.5cm" svg:height="0.5cm" svg:x="6.7cm" svg:y="3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0.5cm" svg:height="0.5cm" svg:x="8.7cm" svg:y="3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0.5cm" svg:height="0.5cm" svg:x="10.8cm" svg:y="3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0.5cm" svg:height="0.5cm" svg:x="12.9cm" svg:y="3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" draw:id="id11" draw:layer="layout" svg:width="0.5cm" svg:height="0.5cm" svg:x="14.8cm" svg:y="3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0.5cm" svg:height="0.5cm" svg:x="16.8cm" svg:y="3.7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" draw:id="id1" draw:layer="layout" svg:width="0.3cm" svg:height="0.3cm" svg:x="2.8cm" svg:y="1.8cm"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4" draw:id="id4" draw:layer="layout" svg:width="0.3cm" svg:height="0.3cm" svg:x="6.8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7" draw:id="id7" draw:layer="layout" svg:width="0.3cm" svg:height="0.3cm" svg:x="10.9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0" draw:id="id10" draw:layer="layout" svg:width="0.3cm" svg:height="0.3cm" svg:x="14.9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0.5cm" svg:height="0.5cm" svg:x="2.7cm" svg:y="6.7cm">
          <text:p text:style-name="P3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0.5cm" svg:height="0.5cm" svg:x="4.8cm" svg:y="6.7cm">
          <text:p text:style-name="P3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" draw:id="id14" draw:layer="layout" svg:width="0.5cm" svg:height="0.5cm" svg:x="6.8cm" svg:y="6.7cm">
          <text:p text:style-name="P3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0.5cm" svg:height="0.5cm" svg:x="8.7cm" svg:y="6.7cm">
          <text:p text:style-name="P3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7" draw:id="id17" draw:layer="layout" svg:width="0.5cm" svg:height="0.5cm" svg:x="10.9cm" svg:y="6.7cm">
          <text:p text:style-name="P3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8" draw:id="id18" draw:layer="layout" svg:width="0.5cm" svg:height="0.5cm" svg:x="12.9cm" svg:y="6.7cm">
          <text:p text:style-name="P3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9" draw:id="id19" draw:layer="layout" svg:width="0.5cm" svg:height="0.5cm" svg:x="14.9cm" svg:y="6.7cm">
          <text:p text:style-name="P3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0" draw:id="id20" draw:layer="layout" svg:width="0.5cm" svg:height="0.5cm" svg:x="16.8cm" svg:y="6.7cm">
          <text:p text:style-name="P3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line" svg:x1="2.95cm" svg:y1="2.1cm" svg:x2="2.95cm" svg:y2="3.7cm" draw:start-shape="id1" draw:start-glue-point="8" draw:end-shape="id2" draw:end-glue-point="4" svg:d="M2950 2100v1600" svg:viewBox="0 0 1 1601">
          <text:p/>
        </draw:connector>
        <draw:connector draw:style-name="gr11" draw:text-style-name="P5" draw:layer="layout" draw:type="line" svg:x1="3.1cm" svg:y1="1.95cm" svg:x2="4.95cm" svg:y2="3.7cm" draw:start-shape="id1" draw:start-glue-point="10" draw:end-shape="id3" draw:end-glue-point="4" svg:d="M3100 1950l1850 1750" svg:viewBox="0 0 1851 1751">
          <text:p/>
        </draw:connector>
        <draw:connector draw:style-name="gr11" draw:text-style-name="P5" draw:layer="layout" draw:type="line" svg:x1="6.95cm" svg:y1="2.1cm" svg:x2="6.95cm" svg:y2="3.7cm" draw:start-shape="id4" draw:start-glue-point="8" draw:end-shape="id5" draw:end-glue-point="4" svg:d="M6950 2100v1600" svg:viewBox="0 0 1 1601">
          <text:p/>
        </draw:connector>
        <draw:connector draw:style-name="gr11" draw:text-style-name="P5" draw:layer="layout" draw:type="line" svg:x1="7.1cm" svg:y1="1.95cm" svg:x2="8.95cm" svg:y2="3.7cm" draw:start-shape="id4" draw:start-glue-point="10" draw:end-shape="id6" draw:end-glue-point="4" svg:d="M7100 1950l1850 1750" svg:viewBox="0 0 1851 1751">
          <text:p/>
        </draw:connector>
        <draw:connector draw:style-name="gr11" draw:text-style-name="P5" draw:layer="layout" draw:type="line" svg:x1="11.05cm" svg:y1="2.1cm" svg:x2="11.05cm" svg:y2="3.7cm" draw:start-shape="id7" draw:start-glue-point="8" draw:end-shape="id8" draw:end-glue-point="4" svg:d="M11050 2100v1600" svg:viewBox="0 0 1 1601">
          <text:p/>
        </draw:connector>
        <draw:connector draw:style-name="gr11" draw:text-style-name="P5" draw:layer="layout" draw:type="line" svg:x1="11.156cm" svg:y1="2.056cm" svg:x2="13.15cm" svg:y2="3.7cm" draw:start-shape="id7" draw:start-glue-point="9" draw:end-shape="id9" draw:end-glue-point="4" svg:d="M11156 2056l1994 1644" svg:viewBox="0 0 1995 1645">
          <text:p/>
        </draw:connector>
        <draw:connector draw:style-name="gr11" draw:text-style-name="P5" draw:layer="layout" draw:type="line" svg:x1="15.05cm" svg:y1="2.1cm" svg:x2="15.05cm" svg:y2="3.7cm" draw:start-shape="id10" draw:start-glue-point="8" draw:end-shape="id11" draw:end-glue-point="4" svg:d="M15050 2100v1600" svg:viewBox="0 0 1 1601">
          <text:p/>
        </draw:connector>
        <draw:connector draw:style-name="gr11" draw:text-style-name="P5" draw:layer="layout" draw:type="line" svg:x1="15.2cm" svg:y1="1.95cm" svg:x2="17.05cm" svg:y2="3.7cm" draw:start-shape="id10" draw:start-glue-point="10" draw:end-shape="id12" draw:end-glue-point="4" svg:d="M15200 1950l1850 1750" svg:viewBox="0 0 1851 1751">
          <text:p/>
        </draw:connector>
        <draw:connector draw:style-name="gr11" draw:text-style-name="P5" draw:layer="layout" draw:type="line" svg:x1="2.95cm" svg:y1="4.2cm" svg:x2="2.95cm" svg:y2="6.7cm" draw:start-shape="id2" draw:start-glue-point="8" draw:end-shape="id13" draw:end-glue-point="4" svg:d="M2950 4200v2500" svg:viewBox="0 0 1 2501">
          <text:p/>
        </draw:connector>
        <draw:connector draw:style-name="gr11" draw:text-style-name="P5" draw:layer="layout" draw:type="line" svg:x1="3.2cm" svg:y1="3.95cm" svg:x2="6.873cm" svg:y2="6.773cm" draw:start-shape="id2" draw:start-glue-point="10" draw:end-shape="id14" draw:end-glue-point="5" svg:d="M3200 3950l3673 2823" svg:viewBox="0 0 3674 2824">
          <text:p/>
        </draw:connector>
        <draw:connector draw:style-name="gr11" draw:text-style-name="P5" draw:layer="layout" draw:type="line" svg:x1="4.95cm" svg:y1="4.2cm" svg:x2="5.05cm" svg:y2="6.7cm" draw:start-shape="id3" draw:start-glue-point="8" draw:end-shape="id15" draw:end-glue-point="4" svg:d="M4950 4200l100 2500" svg:viewBox="0 0 101 2501">
          <text:p/>
        </draw:connector>
        <draw:connector draw:style-name="gr11" draw:text-style-name="P5" draw:layer="layout" draw:type="line" svg:x1="6.95cm" svg:y1="4.2cm" svg:x2="7.05cm" svg:y2="6.7cm" draw:start-shape="id5" draw:start-glue-point="8" draw:end-shape="id14" draw:end-glue-point="4" svg:d="M6950 4200l100 2500" svg:viewBox="0 0 101 2501">
          <text:p/>
        </draw:connector>
        <draw:connector draw:style-name="gr11" draw:text-style-name="P5" draw:layer="layout" draw:type="line" svg:x1="5.127cm" svg:y1="4.127cm" svg:x2="8.773cm" svg:y2="6.773cm" draw:start-shape="id3" draw:start-glue-point="9" draw:end-shape="id16" draw:end-glue-point="5" svg:d="M5127 4127l3646 2646" svg:viewBox="0 0 3647 2647">
          <text:p/>
        </draw:connector>
        <draw:connector draw:style-name="gr11" draw:text-style-name="P5" draw:layer="layout" draw:type="line" svg:x1="8.95cm" svg:y1="4.2cm" svg:x2="8.95cm" svg:y2="6.7cm" draw:start-shape="id6" draw:start-glue-point="8" draw:end-shape="id16" draw:end-glue-point="4" svg:d="M8950 4200v2500" svg:viewBox="0 0 1 2501">
          <text:p/>
        </draw:connector>
        <draw:connector draw:style-name="gr11" draw:text-style-name="P5" draw:layer="layout" draw:type="line" svg:x1="10.873cm" svg:y1="4.127cm" svg:x2="7.227cm" svg:y2="6.773cm" draw:start-shape="id8" draw:start-glue-point="7" draw:end-shape="id14" draw:end-glue-point="11" svg:d="M10873 4127l-3646 2646" svg:viewBox="0 0 3647 2647">
          <text:p/>
        </draw:connector>
        <draw:connector draw:style-name="gr11" draw:text-style-name="P5" draw:layer="layout" draw:type="line" svg:x1="12.973cm" svg:y1="4.127cm" svg:x2="9.127cm" svg:y2="6.773cm" draw:start-shape="id9" draw:start-glue-point="7" draw:end-shape="id16" draw:end-glue-point="11" svg:d="M12973 4127l-3846 2646" svg:viewBox="0 0 3847 2647">
          <text:p/>
        </draw:connector>
        <draw:connector draw:style-name="gr11" draw:text-style-name="P5" draw:layer="layout" draw:type="line" svg:x1="7.127cm" svg:y1="4.127cm" svg:x2="10.973cm" svg:y2="6.773cm" draw:start-shape="id5" draw:start-glue-point="9" draw:end-shape="id17" draw:end-glue-point="5" svg:d="M7127 4127l3846 2646" svg:viewBox="0 0 3847 2647">
          <text:p/>
        </draw:connector>
        <draw:connector draw:style-name="gr11" draw:text-style-name="P5" draw:layer="layout" draw:type="line" svg:x1="14.873cm" svg:y1="4.127cm" svg:x2="11.327cm" svg:y2="6.773cm" draw:start-shape="id11" draw:start-glue-point="7" draw:end-shape="id17" draw:end-glue-point="11" svg:d="M14873 4127l-3546 2646" svg:viewBox="0 0 3547 2647">
          <text:p/>
        </draw:connector>
        <draw:connector draw:style-name="gr11" draw:text-style-name="P5" draw:layer="layout" draw:type="line" svg:x1="11.05cm" svg:y1="4.2cm" svg:x2="11.15cm" svg:y2="6.7cm" draw:start-shape="id8" draw:start-glue-point="8" draw:end-shape="id17" draw:end-glue-point="4" svg:d="M11050 4200l100 2500" svg:viewBox="0 0 101 2501">
          <text:p/>
        </draw:connector>
        <draw:connector draw:style-name="gr11" draw:text-style-name="P5" draw:layer="layout" draw:type="line" svg:x1="13.15cm" svg:y1="4.2cm" svg:x2="13.15cm" svg:y2="6.7cm" draw:start-shape="id9" draw:start-glue-point="8" draw:end-shape="id18" draw:end-glue-point="4" svg:d="M13150 4200v2500" svg:viewBox="0 0 1 2501">
          <text:p/>
        </draw:connector>
        <draw:connector draw:style-name="gr11" draw:text-style-name="P5" draw:layer="layout" draw:type="line" svg:x1="15.05cm" svg:y1="4.2cm" svg:x2="15.15cm" svg:y2="6.7cm" draw:start-shape="id11" draw:start-glue-point="8" draw:end-shape="id19" draw:end-glue-point="4" svg:d="M15050 4200l100 2500" svg:viewBox="0 0 101 2501">
          <text:p/>
        </draw:connector>
        <draw:connector draw:style-name="gr11" draw:text-style-name="P5" draw:layer="layout" draw:type="line" svg:x1="17.05cm" svg:y1="4.2cm" svg:x2="17.05cm" svg:y2="6.7cm" draw:start-shape="id12" draw:start-glue-point="8" draw:end-shape="id20" draw:end-glue-point="4" svg:d="M17050 4200v2500" svg:viewBox="0 0 1 2501">
          <text:p/>
        </draw:connector>
        <draw:connector draw:style-name="gr11" draw:text-style-name="P5" draw:layer="layout" draw:type="line" svg:x1="14.8cm" svg:y1="3.95cm" svg:x2="7.3cm" svg:y2="6.95cm" draw:start-shape="id11" draw:start-glue-point="6" draw:end-shape="id14" draw:end-glue-point="10" svg:d="M14800 3950l-7500 3000" svg:viewBox="0 0 7501 3001">
          <text:p/>
        </draw:connector>
        <draw:connector draw:style-name="gr11" draw:text-style-name="P5" draw:layer="layout" draw:type="line" svg:x1="16.873cm" svg:y1="4.127cm" svg:x2="9.2cm" svg:y2="6.95cm" draw:start-shape="id12" draw:start-glue-point="7" draw:end-shape="id16" draw:end-glue-point="10" svg:d="M16873 4127l-7673 2823" svg:viewBox="0 0 7674 2824">
          <text:p/>
        </draw:connector>
        <draw:connector draw:style-name="gr11" draw:text-style-name="P5" draw:layer="layout" draw:type="line" svg:x1="8.773cm" svg:y1="4.127cm" svg:x2="5.227cm" svg:y2="6.773cm" draw:start-shape="id6" draw:start-glue-point="7" draw:end-shape="id15" draw:end-glue-point="11" svg:d="M8773 4127l-3546 2646" svg:viewBox="0 0 3547 2647">
          <text:p/>
        </draw:connector>
        <draw:connector draw:style-name="gr11" draw:text-style-name="P5" draw:layer="layout" draw:type="line" svg:x1="16.8cm" svg:y1="3.95cm" svg:x2="13.327cm" svg:y2="6.773cm" draw:start-shape="id12" draw:start-glue-point="6" draw:end-shape="id18" draw:end-glue-point="11" svg:d="M16800 3950l-3473 2823" svg:viewBox="0 0 3474 2824">
          <text:p/>
        </draw:connector>
        <draw:connector draw:style-name="gr11" draw:text-style-name="P5" draw:layer="layout" draw:type="line" svg:x1="9.2cm" svg:y1="3.95cm" svg:x2="12.973cm" svg:y2="6.773cm" draw:start-shape="id6" draw:start-glue-point="10" draw:end-shape="id18" draw:end-glue-point="5" svg:d="M9200 3950l3773 2823" svg:viewBox="0 0 3774 2824">
          <text:p/>
        </draw:connector>
        <draw:connector draw:style-name="gr11" draw:text-style-name="P5" draw:layer="layout" draw:type="line" svg:x1="11.3cm" svg:y1="3.95cm" svg:x2="14.973cm" svg:y2="6.773cm" draw:start-shape="id8" draw:start-glue-point="10" draw:end-shape="id19" draw:end-glue-point="5" svg:d="M11300 3950l3673 2823" svg:viewBox="0 0 3674 2824">
          <text:p/>
        </draw:connector>
        <draw:connector draw:style-name="gr11" draw:text-style-name="P5" draw:layer="layout" draw:type="line" svg:x1="13.4cm" svg:y1="3.95cm" svg:x2="16.873cm" svg:y2="6.773cm" draw:start-shape="id9" draw:start-glue-point="10" draw:end-shape="id20" draw:end-glue-point="5" svg:d="M13400 3950l3473 2823" svg:viewBox="0 0 3474 2824">
          <text:p/>
        </draw:connector>
        <draw:connector draw:style-name="gr11" draw:text-style-name="P5" draw:layer="layout" draw:type="line" svg:x1="6.7cm" svg:y1="3.95cm" svg:x2="3.127cm" svg:y2="6.773cm" draw:start-shape="id5" draw:start-glue-point="6" draw:end-shape="id13" draw:end-glue-point="11" svg:d="M6700 3950l-3573 2823" svg:viewBox="0 0 3574 2824">
          <text:p/>
        </draw:connector>
        <draw:connector draw:style-name="gr11" draw:text-style-name="P5" draw:layer="layout" draw:type="line" svg:x1="10.8cm" svg:y1="3.95cm" svg:x2="3.2cm" svg:y2="6.95cm" draw:start-shape="id8" draw:start-glue-point="6" draw:end-shape="id13" draw:end-glue-point="10" svg:d="M10800 3950l-7600 3000" svg:viewBox="0 0 7601 3001">
          <text:p/>
        </draw:connector>
        <draw:connector draw:style-name="gr11" draw:text-style-name="P5" draw:layer="layout" draw:type="line" svg:x1="12.9cm" svg:y1="3.95cm" svg:x2="5.3cm" svg:y2="6.95cm" draw:start-shape="id9" draw:start-glue-point="6" draw:end-shape="id15" draw:end-glue-point="10" svg:d="M12900 3950l-7600 3000" svg:viewBox="0 0 7601 3001">
          <text:p/>
        </draw:connector>
        <draw:connector draw:style-name="gr12" draw:text-style-name="P5" draw:layer="layout" draw:type="line" svg:x1="2.58cm" svg:y1="5.185cm" svg:x2="4.873cm" svg:y2="6.773cm" draw:start-shape="id21" draw:start-glue-point="2" draw:end-shape="id15" draw:end-glue-point="5" svg:d="M2580 5185l2293 1588" svg:viewBox="0 0 2294 1589">
          <text:p/>
        </draw:connector>
        <draw:connector draw:style-name="gr13" draw:text-style-name="P5" xml:id="id21" draw:id="id21" draw:layer="layout" draw:type="line" svg:x1="2.58cm" svg:y1="5.185cm" svg:x2="4.873cm" svg:y2="6.773cm" svg:d="M2580 5185l2293 1588" svg:viewBox="0 0 2294 1589">
          <text:p/>
        </draw:connector>
        <draw:connector draw:style-name="gr13" draw:text-style-name="P5" draw:layer="layout" draw:type="line" svg:x1="1.323cm" svg:y1="5.291cm" svg:x2="2.9cm" svg:y2="6.8cm" svg:d="M1323 5291l1577 1509" svg:viewBox="0 0 1578 1510">
          <text:p/>
        </draw:connector>
        <draw:connector draw:style-name="gr13" draw:text-style-name="P5" draw:layer="layout" draw:type="line" svg:x1="17.476cm" svg:y1="4.643cm" svg:x2="11.4cm" svg:y2="6.95cm" draw:end-shape="id17" draw:end-glue-point="10" svg:d="M17476 4643l-6076 2307" svg:viewBox="0 0 6077 2308">
          <text:p/>
        </draw:connector>
        <draw:connector draw:style-name="gr13" draw:text-style-name="P5" draw:layer="layout" draw:type="line" svg:x1="18.283cm" svg:y1="4.841cm" svg:x2="13.375cm" svg:y2="7cm" svg:d="M18283 4841l-4908 2159" svg:viewBox="0 0 4909 2160">
          <text:p/>
        </draw:connector>
        <draw:connector draw:style-name="gr13" draw:text-style-name="P5" draw:layer="layout" draw:type="line" svg:x1="18.203cm" svg:y1="4.167cm" svg:x2="15.3cm" svg:y2="6.8cm" svg:d="M18203 4167l-2903 2633" svg:viewBox="0 0 2904 2634">
          <text:p/>
        </draw:connector>
        <draw:connector draw:style-name="gr13" draw:text-style-name="P5" draw:layer="layout" draw:type="line" svg:x1="19.341cm" svg:y1="4.312cm" svg:x2="17.2cm" svg:y2="6.8cm" svg:d="M19341 4312l-2141 2488" svg:viewBox="0 0 2142 2489">
          <text:p/>
        </draw:connector>
        <draw:connector draw:style-name="gr13" draw:text-style-name="P5" draw:layer="layout" draw:type="line" svg:x1="18.984cm" svg:y1="5.185cm" svg:x2="15.4cm" svg:y2="7cm" svg:d="M18984 5185l-3584 1815" svg:viewBox="0 0 3585 1816">
          <text:p/>
        </draw:connector>
        <draw:connector draw:style-name="gr13" draw:text-style-name="P5" draw:layer="layout" draw:type="line" svg:x1="19.804cm" svg:y1="5.41cm" svg:x2="17.3cm" svg:y2="6.986cm" svg:d="M19804 5410l-2504 1576" svg:viewBox="0 0 2505 1577">
          <text:p/>
        </draw:connector>
        <draw:connector draw:style-name="gr11" draw:text-style-name="P5" draw:layer="layout" draw:type="line" svg:x1="2.95cm" svg:y1="7.2cm" svg:x2="2.977cm" svg:y2="8.453cm" draw:start-shape="id13" draw:start-glue-point="8" svg:d="M2950 7200l27 1253" svg:viewBox="0 0 28 1254">
          <text:p/>
        </draw:connector>
        <draw:connector draw:style-name="gr11" draw:text-style-name="P5" draw:layer="layout" draw:type="line" svg:x1="5.05cm" svg:y1="7.2cm" svg:x2="5.08cm" svg:y2="8.466cm" draw:start-shape="id15" draw:start-glue-point="8" svg:d="M5050 7200l30 1266" svg:viewBox="0 0 31 1267">
          <text:p/>
        </draw:connector>
        <draw:connector draw:style-name="gr11" draw:text-style-name="P5" draw:layer="layout" draw:type="line" svg:x1="7.05cm" svg:y1="7.2cm" svg:x2="7.051cm" svg:y2="8.44cm" draw:start-shape="id14" draw:start-glue-point="8" svg:d="M7050 7200l1 1240" svg:viewBox="0 0 2 1241">
          <text:p/>
        </draw:connector>
        <draw:custom-shape draw:style-name="gr10" draw:text-style-name="P7" draw:layer="layout" svg:width="0.3cm" svg:height="0.3cm" svg:x="2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cm" svg:height="0.3cm" svg:x="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cm" svg:height="0.3cm" svg:x="6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line" svg:x1="8.95cm" svg:y1="7.2cm" svg:x2="8.956cm" svg:y2="8.44cm" draw:start-shape="id16" draw:start-glue-point="8" svg:d="M8950 7200l6 1240" svg:viewBox="0 0 7 1241">
          <text:p/>
        </draw:connector>
        <draw:connector draw:style-name="gr11" draw:text-style-name="P5" draw:layer="layout" draw:type="line" svg:x1="11.15cm" svg:y1="7.2cm" svg:x2="11.139cm" svg:y2="8.44cm" draw:start-shape="id17" draw:start-glue-point="8" svg:d="M11150 7200l-11 1240" svg:viewBox="0 0 12 1241">
          <text:p/>
        </draw:connector>
        <draw:connector draw:style-name="gr11" draw:text-style-name="P5" draw:layer="layout" draw:type="line" svg:x1="13.15cm" svg:y1="7.2cm" svg:x2="13.163cm" svg:y2="8.453cm" draw:start-shape="id18" draw:start-glue-point="8" svg:d="M13150 7200l13 1253" svg:viewBox="0 0 14 1254">
          <text:p/>
        </draw:connector>
        <draw:connector draw:style-name="gr11" draw:text-style-name="P5" draw:layer="layout" draw:type="line" svg:x1="15.15cm" svg:y1="7.2cm" svg:x2="15.187cm" svg:y2="8.44cm" draw:start-shape="id19" draw:start-glue-point="8" svg:d="M15150 7200l37 1240" svg:viewBox="0 0 38 1241">
          <text:p/>
        </draw:connector>
        <draw:connector draw:style-name="gr11" draw:text-style-name="P5" draw:layer="layout" draw:type="line" svg:x1="17.098cm" svg:y1="7.2cm" svg:x2="17.092cm" svg:y2="8.44cm" svg:d="M17098 7200l-6 1240" svg:viewBox="0 0 7 1241">
          <text:p/>
        </draw:connector>
        <draw:custom-shape draw:style-name="gr10" draw:text-style-name="P7" draw:layer="layout" svg:width="0.3cm" svg:height="0.3cm" svg:x="8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cm" svg:height="0.3cm" svg:x="1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cm" svg:height="0.3cm" svg:x="1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cm" svg:height="0.3cm" svg:x="1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cm" svg:height="0.3cm" svg:x="16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2.133cm" svg:height="1.103cm" svg:x="2.067cm" svg:y="1cm">
          <draw:text-box>
            <text:p><text:span text:style-name="T3">φ</text:span><text:span text:style-name="T4">(k-1</text:span><text:span text:style-name="T5">)</text:span></text:p>
          </draw:text-box>
        </draw:frame>
        <draw:frame draw:style-name="gr14" draw:text-style-name="P8" draw:layer="layout" svg:width="2.133cm" svg:height="1.103cm" svg:x="6.3cm" svg:y="0.997cm">
          <draw:text-box>
            <text:p><text:span text:style-name="T3">φ</text:span><text:span text:style-name="T4">(k</text:span><text:span text:style-name="T5">)</text:span></text:p>
          </draw:text-box>
        </draw:frame>
        <draw:frame draw:style-name="gr14" draw:text-style-name="P8" draw:layer="layout" svg:width="2.133cm" svg:height="1.103cm" svg:x="10.167cm" svg:y="0.997cm">
          <draw:text-box>
            <text:p><text:span text:style-name="T3">φ</text:span><text:span text:style-name="T4">(</text:span><text:span text:style-name="T4">k+1)</text:span></text:p>
          </draw:text-box>
        </draw:frame>
        <draw:frame draw:style-name="gr14" draw:text-style-name="P8" draw:layer="layout" svg:width="2.133cm" svg:height="1.103cm" svg:x="14.167cm" svg:y="0.997cm">
          <draw:text-box>
            <text:p><text:span text:style-name="T3">φ</text:span><text:span text:style-name="T4">(k+2</text:span><text:span text:style-name="T5">)</text:span></text:p>
          </draw:text-box>
        </draw:frame>
        <draw:frame draw:style-name="gr14" draw:text-style-name="P8" draw:layer="layout" svg:width="2.133cm" svg:height="1.103cm" svg:x="2cm" svg:y="8.597cm">
          <draw:text-box>
            <text:p><text:span text:style-name="T6">g</text:span><text:span text:style-name="T4">(x</text:span><text:span text:style-name="T7">0</text:span><text:span text:style-name="T8">(k-1)</text:span><text:span text:style-name="T5">)</text:span></text:p>
          </draw:text-box>
        </draw:frame>
        <draw:frame draw:style-name="gr14" draw:text-style-name="P8" draw:layer="layout" svg:width="2.133cm" svg:height="1.103cm" svg:x="4.067cm" svg:y="8.597cm">
          <draw:text-box>
            <text:p><text:span text:style-name="T9">g</text:span><text:span text:style-name="T4">(x</text:span><text:span text:style-name="T7">1</text:span><text:span text:style-name="T8">(k-1)</text:span><text:span text:style-name="T5">)</text:span></text:p>
          </draw:text-box>
        </draw:frame>
        <draw:frame draw:style-name="gr14" draw:text-style-name="P8" draw:layer="layout" svg:width="2.133cm" svg:height="1.103cm" svg:x="6.167cm" svg:y="8.597cm">
          <draw:text-box>
            <text:p><text:span text:style-name="T6">g</text:span><text:span text:style-name="T4">(x</text:span><text:span text:style-name="T7">0</text:span><text:span text:style-name="T8">(k)</text:span><text:span text:style-name="T5">)</text:span></text:p>
          </draw:text-box>
        </draw:frame>
        <draw:frame draw:style-name="gr14" draw:text-style-name="P8" draw:layer="layout" svg:width="2.133cm" svg:height="1.103cm" svg:x="7.9cm" svg:y="8.6cm">
          <draw:text-box>
            <text:p><text:span text:style-name="T9">g</text:span><text:span text:style-name="T4">(x</text:span><text:span text:style-name="T7">1</text:span><text:span text:style-name="T8">(k)</text:span><text:span text:style-name="T5">)</text:span></text:p>
          </draw:text-box>
        </draw:frame>
        <draw:frame draw:style-name="gr15" draw:text-style-name="P8" draw:layer="layout" svg:width="2.2cm" svg:height="1.541cm" svg:x="10.1cm" svg:y="8.597cm">
          <draw:text-box>
            <text:p><text:span text:style-name="T10">g</text:span><text:span text:style-name="T4">(x</text:span><text:span text:style-name="T7">0</text:span><text:span text:style-name="T8">(k+1)</text:span><text:span text:style-name="T5">)</text:span></text:p>
          </draw:text-box>
        </draw:frame>
        <draw:frame draw:style-name="gr15" draw:text-style-name="P8" draw:layer="layout" svg:width="2.2cm" svg:height="1.541cm" svg:x="12.1cm" svg:y="8.6cm">
          <draw:text-box>
            <text:p><text:span text:style-name="T11">g</text:span><text:span text:style-name="T4">(x</text:span><text:span text:style-name="T7">1</text:span><text:span text:style-name="T8">(k+1)</text:span><text:span text:style-name="T5">)</text:span></text:p>
          </draw:text-box>
        </draw:frame>
        <draw:frame draw:style-name="gr15" draw:text-style-name="P8" draw:layer="layout" svg:width="2.2cm" svg:height="1.541cm" svg:x="14.1cm" svg:y="8.6cm">
          <draw:text-box>
            <text:p><text:span text:style-name="T10">g</text:span><text:span text:style-name="T4">(x</text:span><text:span text:style-name="T7">0</text:span><text:span text:style-name="T8">(k+2)</text:span><text:span text:style-name="T5">)</text:span></text:p>
          </draw:text-box>
        </draw:frame>
        <draw:frame draw:style-name="gr15" draw:text-style-name="P8" draw:layer="layout" svg:width="2.2cm" svg:height="1.541cm" svg:x="10.1cm" svg:y="8.598cm">
          <draw:text-box>
            <text:p><text:span text:style-name="T10">g</text:span><text:span text:style-name="T4">(x</text:span><text:span text:style-name="T7">0</text:span><text:span text:style-name="T8">(k+1)</text:span><text:span text:style-name="T5">)</text:span></text:p>
          </draw:text-box>
        </draw:frame>
        <draw:frame draw:style-name="gr15" draw:text-style-name="P8" draw:layer="layout" svg:width="2.2cm" svg:height="1.541cm" svg:x="16cm" svg:y="8.6cm">
          <draw:text-box>
            <text:p><text:span text:style-name="T11">g</text:span><text:span text:style-name="T4">(x</text:span><text:span text:style-name="T7">1</text:span><text:span text:style-name="T8">(k+2)</text:span><text:span text:style-name="T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3T10:59:57.386485218</meta:creation-date>
    <dc:date>2020-11-10T16:27:46.465134833</dc:date>
    <meta:editing-duration>PT13M54S</meta:editing-duration>
    <meta:editing-cycles>4</meta:editing-cycles>
    <meta:generator>LibreOffice/6.0.7.3$Linux_X86_64 LibreOffice_project/00m0$Build-3</meta:generator>
    <meta:document-statistic meta:object-count="273"/>
  </office:meta>
</office:document-meta>
</file>

<file path=Object 1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10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11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12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13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14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16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17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18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19/content.xml><?xml version="1.0" encoding="utf-8"?>
<math xmlns="http://www.w3.org/1998/Math/MathML" display="block">
  <semantics>
    <msqrt>
      <mi>M</mi>
    </msqrt>
    <annotation encoding="StarMath 5.0">sqrt{M}
</annotation>
  </semantics>
</math>
</file>

<file path=Object 2/content.xml><?xml version="1.0" encoding="utf-8"?>
<math xmlns="http://www.w3.org/1998/Math/MathML" display="block">
  <semantics>
    <mrow>
      <msub>
        <mtext>size</mtext>
        <mtext>in</mtext>
      </msub>
      <mrow>
        <mrow>
          <mo fence="true" stretchy="false">(</mo>
          <mrow>
            <mn>2</mn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i>Q</mi>
                  <mo stretchy="false">×</mo>
                  <mi>K</mi>
                  <mo stretchy="false">×</mo>
                  <mrow>
                    <mo fence="true" stretchy="false">(</mo>
                    <mrow>
                      <mrow>
                        <mi>P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i>Q</mi>
                  <mo stretchy="false">×</mo>
                  <mi>J</mi>
                </mrow>
              </mrow>
            </mrow>
            <mo fence="true" stretchy="false">)</mo>
          </mrow>
          <mo stretchy="false">×</mo>
          <mi mathvariant="italic">sizeof</mi>
        </mrow>
      </mrow>
      <mrow>
        <mo fence="true" stretchy="false">(</mo>
        <mrow>
          <mi mathvariant="italic">float</mi>
        </mrow>
        <mo fence="true" stretchy="false">)</mo>
      </mrow>
    </mrow>
    <annotation encoding="StarMath 5.0">"size"_{"in"}(2) = (Q times K times (P+1) +Q times J) times sizeof(float)</annotation>
  </semantics>
</math>
</file>

<file path=Object 20/content.xml><?xml version="1.0" encoding="utf-8"?>
<math xmlns="http://www.w3.org/1998/Math/MathML" display="block">
  <semantics>
    <msqrt>
      <mi>M</mi>
    </msqrt>
    <annotation encoding="StarMath 5.0">sqrt{M}
</annotation>
  </semantics>
</math>
</file>

<file path=Object 21/content.xml><?xml version="1.0" encoding="utf-8"?>
<math xmlns="http://www.w3.org/1998/Math/MathML" display="block">
  <semantics>
    <msqrt>
      <mi>M</mi>
    </msqrt>
    <annotation encoding="StarMath 5.0">sqrt{M}
</annotation>
  </semantics>
</math>
</file>

<file path=Object 22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23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24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25/content.xml><?xml version="1.0" encoding="utf-8"?>
<math xmlns="http://www.w3.org/1998/Math/MathML" display="block">
  <semantics>
    <mi>J</mi>
    <annotation encoding="StarMath 5.0">J
</annotation>
  </semantics>
</math>
</file>

<file path=Object 26/content.xml><?xml version="1.0" encoding="utf-8"?>
<math xmlns="http://www.w3.org/1998/Math/MathML" display="block">
  <semantics>
    <mrow>
      <msqrt>
        <mi>M</mi>
      </msqrt>
      <mo stretchy="false">×</mo>
      <mi>K</mi>
    </mrow>
    <annotation encoding="StarMath 5.0">sqrt{M} times K
</annotation>
  </semantics>
</math>
</file>

<file path=Object 3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4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5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6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7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8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

<file path=Object 9/content.xml><?xml version="1.0" encoding="utf-8"?>
<math xmlns="http://www.w3.org/1998/Math/MathML" display="block">
  <semantics>
    <mrow>
      <mi mathvariant="italic">bfly</mi>
      <mrow>
        <mo fence="true" stretchy="false">(</mo>
        <mrow>
          <msqrt>
            <mi>M</mi>
          </msqrt>
        </mrow>
        <mo fence="true" stretchy="false">)</mo>
      </mrow>
    </mrow>
    <annotation encoding="StarMath 5.0">bfly( sqrt{M} )</annotation>
  </semantics>
</math>
</file>